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officeooo:paragraph-rsid="00016fbe" style:font-size-asian="20pt" style:font-size-complex="2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20pt" officeooo:paragraph-rsid="00016fbe" style:font-size-asian="20pt" style:font-size-complex="20pt"/>
    </style:style>
    <style:style style:name="P3" style:family="paragraph" style:parent-style-name="Standard">
      <style:paragraph-properties fo:margin-top="2in" fo:margin-bottom="2in" fo:line-height="150%" fo:text-align="center" style:justify-single-word="false"/>
      <style:text-properties style:font-name="Arial" fo:font-size="20pt" officeooo:paragraph-rsid="00016fbe" style:font-size-asian="20pt" style:font-size-complex="20pt"/>
    </style:style>
    <style:style style:name="P4" style:family="paragraph" style:parent-style-name="Standard">
      <style:paragraph-properties fo:margin-top="2in" fo:margin-bottom="0in" fo:line-height="150%" fo:text-align="center" style:justify-single-word="false"/>
      <style:text-properties style:font-name="Arial" fo:font-size="32pt" fo:font-weight="bold" officeooo:paragraph-rsid="00016fbe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line-height="0.2598in" fo:text-align="justify" style:justify-single-word="false"/>
      <style:text-properties officeooo:paragraph-rsid="00025a23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text-properties officeooo:paragraph-rsid="00025a23"/>
    </style:style>
    <style:style style:name="P8" style:family="paragraph" style:parent-style-name="Preformatted_20_Text">
      <style:text-properties fo:font-size="8pt" style:font-size-asian="8pt" style:font-size-complex="8pt"/>
    </style:style>
    <style:style style:name="P9" style:family="paragraph" style:parent-style-name="Preformatted_20_Text">
      <style:paragraph-properties fo:margin-top="0in" fo:margin-bottom="0.1965in"/>
      <style:text-properties fo:font-size="8pt" style:font-size-asian="8pt" style:font-size-complex="8pt"/>
    </style:style>
    <style:style style:name="T1" style:family="text">
      <style:text-properties officeooo:rsid="00016fbe"/>
    </style:style>
    <style:style style:name="T2" style:family="text">
      <style:text-properties fo:font-size="8pt" officeooo:rsid="00016fbe" style:font-size-asian="8pt" style:font-size-complex="8pt"/>
    </style:style>
    <style:style style:name="T3" style:family="text">
      <style:text-properties officeooo:rsid="00025a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ÁZI FELADAT</text:span></text:p>
      <text:p text:style-name="P2"><text:span text:style-name="T1">Szoftver Laboratórium 2.</text:span></text:p>
      <text:p text:style-name="P2"><text:span text:style-name="T1">Pontosított feladatspecifikáció</text:span></text:p>
      <text:p text:style-name="P3"><text:span text:style-name="T1">Kiss Balázs<text:line-break/>RWZYYD</text:span></text:p>
      <text:p text:style-name="P1"><text:span text:style-name="T1">2011. április 1.</text:span></text:p>
      <text:h text:style-name="P6" text:outline-level="1"><text:span text:style-name="T1">Feladat</text:span></text:h>
      <text:p text:style-name="Preformatted_20_Text"><text:span text:style-name="T1"><text:s text:c="2"/></text:span><text:span text:style-name="T2"><text:s/>Készítsen egyszerű objektummodellt digitális áramkör</text:span></text:p>
      <text:p text:style-name="P8"><text:s text:c="3"/>szimulálására! A modell minimálisan tartalmazza a következő </text:p>
      <text:p text:style-name="P8"><text:s text:c="3"/>elemeket:</text:p>
      <text:p text:style-name="P8"><text:s text:c="8"/>- NOR kapu</text:p>
      <text:p text:style-name="P8"><text:s text:c="8"/>- vezérelhető forrás</text:p>
      <text:p text:style-name="P8"><text:s text:c="8"/>- összekötő vezeték</text:p>
      <text:p text:style-name="P8"><text:s text:c="8"/>- csomópont</text:p>
      <text:p text:style-name="P8"><text:s text:c="3"/>A modell felhasználásával szimulálja egy olyan 5 bemenetű </text:p>
      <text:p text:style-name="P8"><text:s text:c="3"/>kombinációs hálózat működését, amely akkor ad a kimenetén </text:p>
      <text:p text:style-name="P8"><text:s text:c="3"/>hamis értéket, ha bementén előálló kombináció 5!</text:p>
      <text:p text:style-name="P8"/>
      <text:p text:style-name="P8">Demonstrálja a működést külön modulként fordított tesztprogrammal!</text:p>
      <text:p text:style-name="P8">A megoldáshoz NE használjon STL tárolót vagy algoritmust!</text:p>
      <text:p text:style-name="P8"/>
      <text:p text:style-name="P8"/>
      <text:p text:style-name="P8">A tesztprogramot úgy specifikálja, hogy az parancssoros batch alkalmazásként (is)</text:p>
      <text:p text:style-name="P8">működjön, azaz a szabványos bemenetről olvasson, és a szabványos kimenetre, </text:p>
      <text:p text:style-name="P8">és/vagy a hibakimenetre írjon!</text:p>
      <text:p text:style-name="P8">Amennyiben a feladat teszteléséhez fájlból, vagy fájlokból kell input adatot </text:p>
      <text:p text:style-name="P9">olvasnia, úgy a fájl neve *.dat alakú legyen!</text:p>
      <text:h text:style-name="P7" text:outline-level="1"><text:span text:style-name="T3">Pontosított feladatspecifikáció</text:span></text:h>
      <text:p text:style-name="P5"><text:span text:style-name="T3">A feladat egy egyszerű digitális hálózatot kezelő program létrehozása, amely lehetőséget ad kapuk, vezetékek, csomópontok és vezérelhető források szimulálására. A program segítségével ezekből az építőelemekből bármekkora kombinációs hálózatot felépíthetünk. A feladatban nem szerepelt kritériumként sorrendi hálózathoz szükséges alkatrész, így ezeknek (flipflop-ok, órajelezés, stb...) a kidologzásától eltekintek.</text:span></text:p>
      <text:p text:style-name="P5"><text:span text:style-name="T3">A programot parancssoros felhasználói felülettelel valósítom meg, a felhasználó számára elérhető parancsokat dokumentálom. A program más program által is vezérelhető lesz (standard csatornákon keresztül).</text:span></text:p>
      <text:p text:style-name="P5"><text:span text:style-name="T3">A programnak a hálózat felépítése során észlelnie kell az értelmetlen kapcsolásokat (két kimenet összekötése), és a szimuláció során a versenyhelyzetek kialakulását.</text:span></text:p>
      <text:p text:style-name="P5"><text:span text:style-name="T3">A program kellően moduláris lesz ahhoz, hogy könnyen bővíthető legyen grafikus kezelőfelülettel, további alkatrésszel, sorrendi hálózat kezeléss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lázs Kiss</meta:initial-creator>
    <meta:creation-date>2011-04-01T19:58:07</meta:creation-date>
    <dc:date>2011-04-01T20:22:26</dc:date>
    <dc:creator>Balázs Kiss</dc:creator>
    <meta:editing-duration>PT00H24M20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2" meta:paragraph-count="28" meta:word-count="228" meta:character-count="1896"/>
  </office:meta>
</office:document-meta>
</file>